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id="id1" draw:layer="layout" svg:width="2.54cm" svg:height="2.54cm" svg:x="1.635cm" svg:y="4.175cm">
          <text:p text:style-name="P1">1a.<text:line-break/>Initial<text:line-break/>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2" draw:layer="layout" svg:width="2.54cm" svg:height="2.54cm" svg:x="6.08cm" svg:y="4.175cm">
          <text:p text:style-name="P1">2a.<text:line-break/>Impo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s" svg:x1="4.175cm" svg:y1="5.444cm" svg:x2="6.08cm" svg:y2="5.445cm" draw:start-shape="id1" draw:start-glue-point="10" draw:end-shape="id2" svg:d="m4175 5444h500l905 1h500">
          <text:p/>
        </draw:connector>
        <draw:custom-shape draw:style-name="gr1" draw:text-style-name="P1" draw:id="id3" draw:layer="layout" svg:width="2.54cm" svg:height="2.54cm" svg:x="10.525cm" svg:y="4.175cm">
          <text:p text:style-name="P1">3a.<text:line-break/>Tag<text:line-break/>Graph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s" svg:x1="8.62cm" svg:y1="5.445cm" svg:x2="10.525cm" svg:y2="5.445cm" draw:start-shape="id2" draw:end-shape="id3" svg:d="m8620 5445h500 905 500">
          <text:p/>
        </draw:connector>
        <draw:custom-shape draw:style-name="gr1" draw:text-style-name="P1" draw:id="id4" draw:layer="layout" svg:width="2.54cm" svg:height="2.54cm" svg:x="1.635cm" svg:y="11.16cm">
          <text:p text:style-name="P1">1b.<text:line-break/>Updated<text:line-break/>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5" draw:layer="layout" svg:width="2.54cm" svg:height="2.54cm" svg:x="6.08cm" svg:y="11.16cm">
          <text:p text:style-name="P1">2b.<text:line-break/>Updat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s" svg:x1="4.175cm" svg:y1="12.429cm" svg:x2="6.08cm" svg:y2="12.43cm" draw:start-shape="id4" draw:start-glue-point="10" draw:end-shape="id5" svg:d="m4175 12429h500l905 1h500">
          <text:p/>
        </draw:connector>
        <draw:custom-shape draw:style-name="gr1" draw:text-style-name="P1" draw:id="id6" draw:layer="layout" svg:width="2.54cm" svg:height="2.54cm" svg:x="10.525cm" svg:y="11.16cm">
          <text:p text:style-name="P1">3b.<text:line-break/>Reapply<text:line-break/>Tag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s" svg:x1="8.62cm" svg:y1="12.43cm" svg:x2="10.525cm" svg:y2="12.43cm" draw:start-shape="id5" draw:end-shape="id6" svg:d="m8620 12430h500 905 500">
          <text:p/>
        </draw:connector>
        <draw:custom-shape draw:style-name="gr1" draw:text-style-name="P1" draw:id="id7" draw:layer="layout" svg:width="2.54cm" svg:height="2.54cm" svg:x="13.7cm" svg:y="7.761cm">
          <text:p text:style-name="P1">4<text:line-break/>Remember<text:line-break/>Tag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12.692cm" svg:y1="11.531cm" svg:x2="14.071cm" svg:y2="9.928cm" draw:start-shape="id6" draw:start-glue-point="11" draw:end-shape="id7" draw:end-glue-point="7" svg:d="m12692 11531 1379-1603">
          <text:p/>
        </draw:connector>
        <draw:connector draw:style-name="gr2" draw:text-style-name="P1" draw:layer="layout" draw:type="line" svg:x1="12.692cm" svg:y1="6.342cm" svg:x2="14.071cm" svg:y2="8.132cm" draw:start-shape="id3" draw:start-glue-point="9" draw:end-shape="id7" draw:end-glue-point="5" svg:d="m12692 6342 1379 1790">
          <text:p/>
        </draw:connector>
        <draw:custom-shape draw:style-name="gr1" draw:text-style-name="P1" draw:id="id9" draw:layer="layout" svg:width="2.54cm" svg:height="2.54cm" svg:x="22.59cm" svg:y="4.175cm">
          <text:p text:style-name="P1">6a.<text:line-break/>Write</text:p>
          <text:p text:style-name="P1">.ja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8" draw:layer="layout" svg:width="2.54cm" svg:height="2.54cm" svg:x="17.51cm" svg:y="4.175cm">
          <text:p text:style-name="P1">5a.<text:line-break/>Create<text:line-break/>Modul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15.867cm" svg:y1="8.132cm" svg:x2="17.881cm" svg:y2="6.342cm" draw:start-shape="id7" draw:start-glue-point="11" draw:end-shape="id8" draw:end-glue-point="7" svg:d="m15867 8132 2014-1790">
          <text:p/>
        </draw:connector>
        <draw:connector draw:style-name="gr2" draw:text-style-name="P1" draw:layer="layout" draw:type="line" svg:x1="20.05cm" svg:y1="5.444cm" svg:x2="22.59cm" svg:y2="5.444cm" draw:start-shape="id8" draw:start-glue-point="10" draw:end-shape="id9" draw:end-glue-point="6" svg:d="m20050 5444h2540">
          <text:p/>
        </draw:connector>
        <draw:custom-shape draw:style-name="gr1" draw:text-style-name="P1" draw:id="id11" draw:layer="layout" svg:width="2.54cm" svg:height="2.54cm" svg:x="22.59cm" svg:y="11.16cm">
          <text:p text:style-name="P1">6b.<text:line-break/>Write</text:p>
          <text:p text:style-name="P1">Director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10" draw:layer="layout" svg:width="2.54cm" svg:height="2.54cm" svg:x="17.51cm" svg:y="11.16cm">
          <text:p text:style-name="P1">5b.<text:line-break/>Add to<text:line-break/>Sourc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20.05cm" svg:y1="12.429cm" svg:x2="22.59cm" svg:y2="12.429cm" draw:start-shape="id10" draw:start-glue-point="10" draw:end-shape="id11" draw:end-glue-point="6" svg:d="m20050 12429h2540">
          <text:p/>
        </draw:connector>
        <draw:connector draw:style-name="gr2" draw:text-style-name="P1" draw:layer="layout" draw:type="line" svg:x1="15.867cm" svg:y1="9.928cm" svg:x2="17.881cm" svg:y2="11.531cm" draw:start-shape="id7" draw:start-glue-point="9" draw:end-shape="id10" draw:end-glue-point="5" svg:d="m15867 9928 2014 1603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Jonathan Kaplan</meta:initial-creator>
    <meta:creation-date>2008-09-24T11:32:34</meta:creation-date>
    <dc:date>2008-09-24T11:41:41</dc:date>
    <dc:creator>Jonathan Kaplan</dc:creator>
    <meta:editing-duration>PT00H09M12S</meta:editing-duration>
    <meta:editing-cycles>1</meta:editing-cycles>
    <meta:document-statistic meta:object-count="21"/>
    <meta:generator>OpenOffice.org/3.0$Unix OpenOffice.org_project/300m5$Build-9350</meta:generator>
  </office:meta>
</office:document-meta>
</file>